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7.0035in" fo:margin-left="0.0299in" style:page-number="auto" table:align="left"/>
    </style:style>
    <style:style style:name="Table1.A" style:family="table-column">
      <style:table-column-properties style:column-width="1.3063in"/>
    </style:style>
    <style:style style:name="Table1.B" style:family="table-column">
      <style:table-column-properties style:column-width="0.8174in"/>
    </style:style>
    <style:style style:name="Table1.C" style:family="table-column">
      <style:table-column-properties style:column-width="0.7528in"/>
    </style:style>
    <style:style style:name="Table1.D" style:family="table-column">
      <style:table-column-properties style:column-width="0.7451in"/>
    </style:style>
    <style:style style:name="Table1.E" style:family="table-column">
      <style:table-column-properties style:column-width="0.6896in"/>
    </style:style>
    <style:style style:name="Table1.F" style:family="table-column">
      <style:table-column-properties style:column-width="0.6889in"/>
    </style:style>
    <style:style style:name="Table1.H" style:family="table-column">
      <style:table-column-properties style:column-width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officeooo:rsid="0010ff84" officeooo:paragraph-rsid="00149c9e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2f6b7" officeooo:paragraph-rsid="00149c9e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0ff84" officeooo:paragraph-rsid="00149c9e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10ff84" officeooo:paragraph-rsid="0010ff84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size="9pt" officeooo:rsid="00149c9e" officeooo:paragraph-rsid="00149c9e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size="9pt" officeooo:rsid="0012f6b7" officeooo:paragraph-rsid="00149c9e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Bitstream Charter" fo:font-size="9pt" officeooo:rsid="0010ff84" officeooo:paragraph-rsid="0010ff84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9pt" officeooo:rsid="0010ff84" officeooo:paragraph-rsid="00149c9e" style:font-size-asian="9pt" style:font-size-complex="9pt"/>
    </style:style>
    <style:style style:name="P9" style:family="paragraph" style:parent-style-name="Standard" style:master-page-name="">
      <style:paragraph-properties fo:margin-left="0.9366in" fo:margin-right="0in" fo:text-align="center" style:justify-single-word="false" fo:text-indent="0in" style:auto-text-indent="false" style:page-number="auto"/>
      <style:text-properties officeooo:rsid="00161305" officeooo:paragraph-rsid="00161305"/>
    </style:style>
    <style:style style:name="P10" style:family="paragraph" style:parent-style-name="Table_20_Contents">
      <style:paragraph-properties fo:text-align="center" style:justify-single-word="false"/>
      <style:text-properties style:font-name="Bitstream Charter" fo:font-size="9pt" officeooo:rsid="00149c9e" officeooo:paragraph-rsid="00149c9e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Bitstream Charter" fo:font-size="9pt" officeooo:rsid="001462b2" officeooo:paragraph-rsid="00149c9e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Bitstream Charter" fo:font-size="9pt" officeooo:rsid="0012f6b7" officeooo:paragraph-rsid="0012f6b7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Bitstream Charter" fo:font-size="9pt" officeooo:rsid="0012f6b7" officeooo:paragraph-rsid="00149c9e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Bitstream Charter" fo:font-size="9pt" officeooo:rsid="0010ff84" officeooo:paragraph-rsid="0010ff84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Bitstream Charter" fo:font-size="9pt" officeooo:rsid="0010ff84" officeooo:paragraph-rsid="0012f6b7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Bitstream Charter" fo:font-size="9pt" officeooo:rsid="0010ff84" officeooo:paragraph-rsid="00149c9e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Bitstream Charter" fo:font-size="9pt" officeooo:rsid="0010ff84" officeooo:paragraph-rsid="00161305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Bitstream Charter" fo:font-size="9pt" officeooo:rsid="00161305" officeooo:paragraph-rsid="00161305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Bitstream Charter" fo:font-size="9pt" fo:font-style="italic" officeooo:rsid="00169b73" officeooo:paragraph-rsid="00169b73" style:font-size-asian="9pt" style:font-style-asian="italic" style:font-size-complex="9pt" style:font-style-complex="italic"/>
    </style:style>
    <style:style style:name="P20" style:family="paragraph" style:parent-style-name="Table_20_Contents">
      <style:paragraph-properties fo:margin-left="0in" fo:margin-right="0in" fo:text-align="start" style:justify-single-word="false" fo:text-indent="0.1252in" style:auto-text-indent="false" text:number-lines="false" text:line-number="0"/>
      <style:text-properties style:font-name="Bitstream Charter" fo:font-size="9pt" officeooo:rsid="0010ff84" officeooo:paragraph-rsid="0010ff84" style:font-size-asian="9pt" style:font-size-complex="9pt"/>
    </style:style>
    <style:style style:name="P21" style:family="paragraph" style:parent-style-name="Table_20_Contents">
      <style:paragraph-properties fo:margin-left="0in" fo:margin-right="0in" fo:text-align="start" style:justify-single-word="false" fo:text-indent="0.1252in" style:auto-text-indent="false" text:number-lines="false" text:line-number="0">
        <style:tab-stops>
          <style:tab-stop style:position="0.9618in"/>
          <style:tab-stop style:position="1.3783in"/>
          <style:tab-stop style:position="1.4425in"/>
        </style:tab-stops>
      </style:paragraph-properties>
      <style:text-properties style:font-name="Bitstream Charter" fo:font-size="9pt" fo:font-weight="bold" officeooo:rsid="0010ff84" officeooo:paragraph-rsid="00161305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margin-left="0in" fo:margin-right="0in" fo:text-align="start" style:justify-single-word="false" fo:text-indent="0.1252in" style:auto-text-indent="false" text:number-lines="false" text:line-number="0"/>
      <style:text-properties style:font-name="Bitstream Charter" fo:font-size="9pt" fo:font-weight="bold" officeooo:rsid="0010ff84" officeooo:paragraph-rsid="00161305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margin-left="0in" fo:margin-right="0in" fo:text-align="start" style:justify-single-word="false" fo:text-indent="0.1252in" style:auto-text-indent="false" text:number-lines="false" text:line-number="0"/>
      <style:text-properties style:font-name="Bitstream Charter" fo:font-size="9pt" fo:font-style="italic" officeooo:rsid="0010ff84" officeooo:paragraph-rsid="0010ff84" style:font-size-asian="9pt" style:font-style-asian="italic" style:font-size-complex="9pt" style:font-style-complex="italic"/>
    </style:style>
    <style:style style:name="P24" style:family="paragraph" style:parent-style-name="Table_20_Contents">
      <style:paragraph-properties fo:margin-left="0.5618in" fo:margin-right="0in" fo:text-align="center" style:justify-single-word="false" fo:text-indent="0in" style:auto-text-indent="false" text:number-lines="false" text:line-number="0"/>
      <style:text-properties style:font-name="Bitstream Charter" fo:font-size="9pt" officeooo:rsid="0012f6b7" officeooo:paragraph-rsid="0012f6b7" style:font-size-asian="9pt" style:font-size-complex="9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italic" officeooo:rsid="00161305" style:font-style-asian="italic" style:font-style-complex="italic"/>
    </style:style>
    <style:style style:name="T3" style:family="text">
      <style:text-properties fo:font-style="italic" officeooo:rsid="0012f6b7" style:font-style-asian="italic" style:font-style-complex="italic"/>
    </style:style>
    <style:style style:name="T4" style:family="text">
      <style:text-properties fo:font-style="italic" officeooo:rsid="00169b73" style:font-style-asian="italic" style:font-style-complex="italic"/>
    </style:style>
    <style:style style:name="T5" style:family="text">
      <style:text-properties fo:font-style="normal" officeooo:rsid="003c9e7c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3ac563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3c9e7c" style:font-style-asian="normal" style:font-weight-asian="normal" style:font-style-complex="normal" style:font-weight-complex="normal"/>
    </style:style>
    <style:style style:name="T9" style:family="text">
      <style:text-properties officeooo:rsid="0012f6b7"/>
    </style:style>
    <style:style style:name="T10" style:family="text">
      <style:text-properties officeooo:rsid="00149c9e"/>
    </style:style>
    <style:style style:name="T11" style:family="text">
      <style:text-properties fo:font-size="12pt" officeooo:rsid="00149c9e" style:font-size-asian="12pt" style:font-size-complex="12pt"/>
    </style:style>
    <style:style style:name="T12" style:family="text">
      <style:text-properties fo:font-size="12pt" fo:font-style="normal" officeooo:rsid="00149c9e" style:font-size-asian="12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fo:font-weight="normal" officeooo:rsid="003ac56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149c9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1544a2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16130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italic" officeooo:rsid="00149c9e" style:font-size-asian="12pt" style:font-style-asian="italic" style:font-size-complex="12pt" style:font-style-complex="italic"/>
    </style:style>
    <style:style style:name="T18" style:family="text">
      <style:text-properties officeooo:rsid="00161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fference between the individual sensors in (1) <text:span text:style-name="T10">tubes*</text:span>; and (2) the weather station. A total of 6 sensors have been placed in a weather station and 12 sensors have been divided over 6 different <text:span text:style-name="T10">tubes</text:span>. Aeration in the PVC <text:span text:style-name="T10">tubes</text:span> (sensor placed at 1.5m) has been limited, with only aeration near the sensor – which has been insufficient to provide air circulation in the construction. Measurements have been done during two days (noon from 28-30 June 2014), which have included rain, but also a lot of sunshine. <text:span text:style-name="T10">The data in the table is derived from measurements at 2 min intervals, which have been interpolated to data at 1 minute intervals by using NA.Spline in R. The mean temperature is slightly higher in the pipes (&lt; 2%), while the r</text:span><text:span text:style-name="T11">elative humidity is less than 1% higher in the station than in the PVC tues. Difference in extremes are much higher (</text:span><text:span text:style-name="T17">see figure 1</text:span><text:span text:style-name="T12">), with a 15% higher maximum for temperature (&gt; 4</text:span><text:span text:style-name="T13">° C</text:span><text:span text:style-name="T14">), and &gt; 2% higher relative humidity. The mean temperature does not differ a lot between the station and tubes (</text:span><text:span text:style-name="T15">± </text:span><text:span text:style-name="T14">2%), but the relative humidity is &gt; 14% lower in the PVC tubes – which is a similar difference as can be seen for the temperature. Extremes are found </text:span><text:span text:style-name="T16">between 12 and 3 pm.</text:span></text:p>
      <text:p text:style-name="P4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E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5">Station <text:span text:style-name="T5">(</text:span><text:span text:style-name="T7">°C</text:span><text:span text:style-name="T8">)</text:span></text:p>
            <text:p text:style-name="P18"/>
            <text:p text:style-name="P19"><text:span text:style-name="T1">NA spline</text:span></text:p>
          </table:table-cell>
          <table:table-cell table:style-name="Table1.A1" office:value-type="string">
            <text:p text:style-name="P17">Station <text:span text:style-name="T5">(</text:span><text:span text:style-name="T7">°C</text:span><text:span text:style-name="T8">)</text:span></text:p>
            <text:p text:style-name="P18"/>
            <text:p text:style-name="P19"><text:span text:style-name="T1">NA approx</text:span></text:p>
          </table:table-cell>
          <table:table-cell table:style-name="Table1.A1" office:value-type="string">
            <text:p text:style-name="P17">Pipes <text:span text:style-name="T5">(</text:span><text:span text:style-name="T7">°C</text:span><text:span text:style-name="T8">)</text:span> <text:s/></text:p>
            <text:p text:style-name="P17"/>
            <text:p text:style-name="P19">NA spline</text:p>
          </table:table-cell>
          <table:table-cell table:style-name="Table1.A1" office:value-type="string">
            <text:p text:style-name="P17">Pipes <text:span text:style-name="T5">(</text:span><text:span text:style-name="T7">°C</text:span><text:span text:style-name="T8">)</text:span> </text:p>
            <text:p text:style-name="P18"/>
            <text:p text:style-name="P19">NA approx</text:p>
          </table:table-cell>
          <table:table-cell table:style-name="Table1.A1" office:value-type="string">
            <text:p text:style-name="P16">Station <text:s/>(% RH)</text:p>
            <text:p text:style-name="P19">NA spline</text:p>
          </table:table-cell>
          <table:table-cell table:style-name="Table1.A1" office:value-type="string">
            <text:p text:style-name="P16">Station <text:s text:c="2"/>(% RH) <text:span text:style-name="T4">NA approx</text:span></text:p>
          </table:table-cell>
          <table:table-cell table:style-name="Table1.A1" office:value-type="string">
            <text:p text:style-name="P17">Pipes <text:s text:c="3"/><text:span text:style-name="T9">(% RH)</text:span></text:p>
            <text:p text:style-name="P19">NA spline</text:p>
          </table:table-cell>
          <table:table-cell table:style-name="Table1.I1" office:value-type="string">
            <text:p text:style-name="P14">Pipes <text:s text:c="4"/><text:span text:style-name="T9">(% RH) </text:span><text:span text:style-name="T4">NA approx</text:span></text:p>
          </table:table-cell>
        </table:table-row>
        <table:table-row>
          <table:table-cell table:style-name="Table1.A2" office:value-type="string">
            <text:p text:style-name="P21">Max<text:span text:style-name="T18">imum</text:span> </text:p>
            <text:p text:style-name="P21">measurement</text:p>
          </table:table-cell>
          <table:table-cell table:style-name="Table1.A2" office:value-type="string">
            <text:p text:style-name="P6">28.76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8">33.0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97.36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99.93</text:p>
          </table:table-cell>
          <table:table-cell table:style-name="Table1.I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3">Max difference</text:p>
          </table:table-cell>
          <table:table-cell table:style-name="Table1.A2" office:value-type="string">
            <text:p text:style-name="P14">0.42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7">5.6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9.3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>22.01</text:p>
          </table:table-cell>
          <table:table-cell table:style-name="Table1.I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0">Max st. deviation</text:p>
          </table:table-cell>
          <table:table-cell table:style-name="Table1.A2" office:value-type="string">
            <text:p text:style-name="P12">0.17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1.83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3.3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6.16</text:p>
          </table:table-cell>
          <table:table-cell table:style-name="Table1.I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2">Mean</text:p>
            <text:p text:style-name="P22">measurement</text:p>
          </table:table-cell>
          <table:table-cell table:style-name="Table1.A2" office:value-type="string">
            <text:p text:style-name="P13">23.38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>23.8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88.3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0">87.86</text:p>
          </table:table-cell>
          <table:table-cell table:style-name="Table1.I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3">Mean difference</text:p>
          </table:table-cell>
          <table:table-cell table:style-name="Table1.A2" office:value-type="string">
            <text:p text:style-name="P14">0.15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7">0.06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4.76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4.26</text:p>
          </table:table-cell>
          <table:table-cell table:style-name="Table1.I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0">Mean st. deviation</text:p>
          </table:table-cell>
          <table:table-cell table:style-name="Table1.A2" office:value-type="string">
            <text:p text:style-name="P12">0.06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0.2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1.7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1.28</text:p>
          </table:table-cell>
          <table:table-cell table:style-name="Table1.I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2">Min<text:span text:style-name="T18">imum</text:span></text:p>
            <text:p text:style-name="P22">measurement </text:p>
          </table:table-cell>
          <table:table-cell table:style-name="Table1.A2" office:value-type="string">
            <text:p text:style-name="P6">20.93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20.49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66.83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52.66</text:p>
          </table:table-cell>
          <table:table-cell table:style-name="Table1.I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3">Min difference</text:p>
          </table:table-cell>
          <table:table-cell table:style-name="Table1.A2" office:value-type="string">
            <text:p text:style-name="P14">0.02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0.63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>0.7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>0.91</text:p>
          </table:table-cell>
          <table:table-cell table:style-name="Table1.I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0">Min st. deviation</text:p>
          </table:table-cell>
          <table:table-cell table:style-name="Table1.A2" office:value-type="string">
            <text:p text:style-name="P12">0.01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0.02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0.3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0.28</text:p>
          </table:table-cell>
          <table:table-cell table:style-name="Table1.I2" office:value-type="string">
            <text:p text:style-name="P10"/>
          </table:table-cell>
        </table:table-row>
      </table:table>
      <text:p text:style-name="P1"/>
      <text:p text:style-name="P2">* <text:span text:style-name="T10">The PVC tubes have a 50mm diameter and the sensor is placed at 1.50 m inside a paper cup with holes. No other aeration has been used in this experiment. The PVC tubes have a white color, but no additional reflective paint has been appli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4:09:59.034780319</meta:creation-date>
    <dc:date>2014-06-30T16:54:01.723326705</dc:date>
    <meta:editing-duration>PT48M16S</meta:editing-duration>
    <meta:editing-cycles>1</meta:editing-cycles>
    <meta:document-statistic meta:table-count="1" meta:image-count="0" meta:object-count="0" meta:page-count="1" meta:paragraph-count="65" meta:word-count="353" meta:character-count="1932" meta:non-whitespace-character-count="1625"/>
    <meta:generator>LibreOffice/4.2.3.3$Linux_X86_64 LibreOffice_project/420m0$Build-3</meta:generator>
  </office:meta>
</office:document-meta>
</file>